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1" svg:font-family="Tahoma"/>
    <style:font-face style:name="Times New Roman1" svg:font-family="'Times New Roman', 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6701in" fo:margin-left="0in" fo:margin-right="0.0229in" table:align="margins"/>
    </style:style>
    <style:style style:name="Table6.A" style:family="table-column">
      <style:table-column-properties style:column-width="0.2069in" style:rel-column-width="2030*"/>
    </style:style>
    <style:style style:name="Table6.B" style:family="table-column">
      <style:table-column-properties style:column-width="0.9229in" style:rel-column-width="9066*"/>
    </style:style>
    <style:style style:name="Table6.C" style:family="table-column">
      <style:table-column-properties style:column-width="4.541in" style:rel-column-width="44619*"/>
    </style:style>
    <style:style style:name="Table6.D" style:family="table-column">
      <style:table-column-properties style:column-width="0.9993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6.6979in" fo:margin-left="0in" fo:margin-right="-0.0049in" table:align="margins"/>
    </style:style>
    <style:style style:name="Table1.A" style:family="table-column">
      <style:table-column-properties style:column-width="0.3021in" style:rel-column-width="2955*"/>
    </style:style>
    <style:style style:name="Table1.B" style:family="table-column">
      <style:table-column-properties style:column-width="1.5313in" style:rel-column-width="14982*"/>
    </style:style>
    <style:style style:name="Table1.C" style:family="table-column">
      <style:table-column-properties style:column-width="2.1819in" style:rel-column-width="21348*"/>
    </style:style>
    <style:style style:name="Table1.D" style:family="table-column">
      <style:table-column-properties style:column-width="1.3389in" style:rel-column-width="13100*"/>
    </style:style>
    <style:style style:name="Table1.E" style:family="table-column">
      <style:table-column-properties style:column-width="1.3438in" style:rel-column-width="13150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2" style:family="table-cell">
      <style:table-cell-properties fo:padding="0.0382in" fo:border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2" style:font-size-asian="14pt" style:font-name-complex="Arial2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2" style:font-size-asian="11pt" style:font-name-complex="Arial2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en" fo:country="US" fo:font-weight="bold"/>
    </style:style>
    <style:style style:name="P14" style:family="paragraph" style:parent-style-name="Standard">
      <style:paragraph-properties fo:margin-top="0in" fo:margin-bottom="0.1965in"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1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16" style:family="paragraph" style:parent-style-name="Header">
      <style:paragraph-properties fo:text-align="justify" style:justify-single-word="false"/>
      <style:text-properties style:font-name="Arial1" fo:font-size="10pt" fo:font-weight="normal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language="en" fo:country="US" fo:font-weight="bold"/>
    </style:style>
    <style:style style:name="P18" style:family="paragraph" style:parent-style-name="Text_20_body">
      <style:paragraph-properties fo:text-align="center" style:justify-single-word="false"/>
      <style:text-properties fo:language="en" fo:country="US" fo:font-weight="bold"/>
    </style:style>
    <style:style style:name="T1" style:family="text">
      <style:text-properties style:font-name="Times New Roman1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5">{logo}</text:p>
          </table:table-cell>
          <table:table-cell table:style-name="Table6.C1" office:value-type="string">
            <text:p text:style-name="P6">{badan}</text:p>
            <text:p text:style-name="P6">{kota4}</text:p>
            <text:p text:style-name="P7">{alamat} </text:p>
            <text:p text:style-name="P8">Telp. {tlp} Fax {fax} </text:p>
            <text:p text:style-name="P9"/>
          </table:table-cell>
          <table:table-cell table:style-name="Table6.C1" office:value-type="string">
            <text:p text:style-name="P10"/>
          </table:table-cell>
        </table:table-row>
      </table:table>
      <text:p text:style-name="P13"/>
      <text:p text:style-name="P17"/>
      <text:p text:style-name="P17">DATA PENGADUAN</text:p>
      <text:p text:style-name="P17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3">{title} 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2">TANGGAL <text:s/>DAN </text:p>
            <text:p text:style-name="P1"><text:span text:style-name="T1">ASAL SURAT</text:span> </text:p>
          </table:table-cell>
          <table:table-cell table:style-name="Table1.A2" office:value-type="string">
            <text:p text:style-name="P1">PERMASALAHAN</text:p>
          </table:table-cell>
          <table:table-cell table:style-name="Table1.A2" office:value-type="string">
            <text:p text:style-name="P1">DISPOSISI</text:p>
          </table:table-cell>
          <table:table-cell table:style-name="Table1.E2" office:value-type="string">
            <text:p text:style-name="P1">PENYELESAIAN</text:p>
          </table:table-cell>
        </table:table-row>
        <table:table-row>
          <table:table-cell table:style-name="Table1.A3" office:value-type="string">
            <text:p text:style-name="P16"><text:s/><text:bookmark-start text:name="__DdeLink__8327_18866404181"/>[!-- BEGIN row.articles3 --]{titreArticle3}<text:bookmark-end text:name="__DdeLink__8327_18866404181"/>.</text:p>
          </table:table-cell>
          <table:table-cell table:style-name="Table1.A3" office:value-type="string">
            <text:p text:style-name="P11"><text:bookmark-start text:name="__DdeLink__1653_22205699"/>{texteArticle1}<text:bookmark-end text:name="__DdeLink__1653_22205699"/></text:p>
          </table:table-cell>
          <table:table-cell table:style-name="Table1.A3" office:value-type="string">
            <text:p text:style-name="P11">{texteArticle2}</text:p>
          </table:table-cell>
          <table:table-cell table:style-name="Table1.A3" office:value-type="string">
            <text:p text:style-name="P11">{texteArticle3}</text:p>
          </table:table-cell>
          <table:table-cell table:style-name="Table1.E3" office:value-type="string">
            <text:p text:style-name="P11">{texteArticle4}</text:p>
            <text:p text:style-name="P12">[!-- END row.articles3 --]</text:p>
          </table:table-cell>
        </table:table-row>
      </table:table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1" svg:font-family="Tahoma"/>
    <style:font-face style:name="Times New Roman1" svg:font-family="'Times New Roman', serif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gi Cahyana</meta:initial-creator>
    <meta:creation-date>2010-12-28T05:55:17.81</meta:creation-date>
    <dc:date>2012-04-13T14:57:33</dc:date>
    <dc:creator>wrc-alp </dc:creator>
    <meta:editing-duration>PT01H14M40S</meta:editing-duration>
    <meta:editing-cycles>14</meta:editing-cycles>
    <meta:generator>OpenOffice.org/3.2$Linux OpenOffice.org_project/320m19$Build-9505</meta:generator>
    <meta:document-statistic meta:table-count="2" meta:image-count="0" meta:object-count="0" meta:page-count="1" meta:paragraph-count="20" meta:word-count="33" meta:character-count="264"/>
  </office:meta>
</office:document-meta>
</file>